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end" style:justify-single-word="false"/>
      <style:text-properties officeooo:rsid="0011af5e" officeooo:paragraph-rsid="0011af5e"/>
    </style:style>
    <style:style style:name="P2" style:family="paragraph" style:parent-style-name="Standard">
      <style:paragraph-properties fo:line-height="200%" fo:text-align="start" style:justify-single-word="false"/>
      <style:text-properties officeooo:rsid="0011af5e" officeooo:paragraph-rsid="0011af5e"/>
    </style:style>
    <style:style style:name="P3" style:family="paragraph" style:parent-style-name="Standard" style:list-style-name="L1">
      <style:paragraph-properties fo:line-height="200%" fo:text-align="start" style:justify-single-word="false"/>
      <style:text-properties officeooo:rsid="0011af5e" officeooo:paragraph-rsid="0011af5e"/>
    </style:style>
    <style:style style:name="P4" style:family="paragraph" style:parent-style-name="Standard" style:list-style-name="L1">
      <style:paragraph-properties fo:line-height="200%" fo:text-align="start" style:justify-single-word="false"/>
      <style:text-properties officeooo:paragraph-rsid="0011af5e"/>
    </style:style>
    <style:style style:name="P5" style:family="paragraph" style:parent-style-name="Standard" style:list-style-name="L1">
      <style:paragraph-properties fo:line-height="200%" fo:text-align="start" style:justify-single-word="false"/>
      <style:text-properties officeooo:paragraph-rsid="0014d767"/>
    </style:style>
    <style:style style:name="P6" style:family="paragraph" style:parent-style-name="Standard" style:list-style-name="L1">
      <style:paragraph-properties fo:line-height="200%" fo:text-align="start" style:justify-single-word="false"/>
      <style:text-properties officeooo:rsid="00124242" officeooo:paragraph-rsid="00124242"/>
    </style:style>
    <style:style style:name="P7" style:family="paragraph" style:parent-style-name="Standard" style:list-style-name="L1">
      <style:paragraph-properties fo:line-height="200%" fo:text-align="start" style:justify-single-word="false"/>
      <style:text-properties officeooo:rsid="0014d767" officeooo:paragraph-rsid="0014d767"/>
    </style:style>
    <style:style style:name="P8" style:family="paragraph" style:parent-style-name="Standard" style:list-style-name="L1">
      <style:paragraph-properties fo:line-height="200%" fo:text-align="start" style:justify-single-word="false"/>
      <style:text-properties officeooo:rsid="0015bd27" officeooo:paragraph-rsid="0015bd27"/>
    </style:style>
    <style:style style:name="P9" style:family="paragraph" style:parent-style-name="Standard" style:list-style-name="L1">
      <style:paragraph-properties fo:line-height="200%" fo:text-align="start" style:justify-single-word="false"/>
      <style:text-properties officeooo:rsid="00162f30" officeooo:paragraph-rsid="00162f30"/>
    </style:style>
    <style:style style:name="P10" style:family="paragraph" style:parent-style-name="Standard" style:list-style-name="L1">
      <style:paragraph-properties fo:line-height="200%" fo:text-align="start" style:justify-single-word="false"/>
      <style:text-properties officeooo:rsid="0017b9bb" officeooo:paragraph-rsid="0017b9bb"/>
    </style:style>
    <style:style style:name="P11" style:family="paragraph" style:parent-style-name="Standard" style:list-style-name="L1">
      <style:paragraph-properties fo:line-height="200%" fo:text-align="start" style:justify-single-word="false"/>
      <style:text-properties officeooo:rsid="0018b3de" officeooo:paragraph-rsid="0018b3de"/>
    </style:style>
    <style:style style:name="P12" style:family="paragraph" style:parent-style-name="Standard" style:list-style-name="L1">
      <style:paragraph-properties fo:line-height="200%" fo:text-align="start" style:justify-single-word="false"/>
      <style:text-properties officeooo:rsid="00196006" officeooo:paragraph-rsid="00196006"/>
    </style:style>
    <style:style style:name="P13" style:family="paragraph" style:parent-style-name="Standard" style:list-style-name="L1">
      <style:paragraph-properties fo:line-height="200%" fo:text-align="start" style:justify-single-word="false"/>
      <style:text-properties officeooo:rsid="0019c4cc" officeooo:paragraph-rsid="0019c4cc"/>
    </style:style>
    <style:style style:name="P14" style:family="paragraph" style:parent-style-name="Standard" style:list-style-name="L1">
      <style:paragraph-properties fo:line-height="200%" fo:text-align="start" style:justify-single-word="false"/>
      <style:text-properties officeooo:rsid="001b43d7" officeooo:paragraph-rsid="001b43d7"/>
    </style:style>
    <style:style style:name="P15" style:family="paragraph" style:parent-style-name="Standard" style:list-style-name="L1">
      <style:paragraph-properties fo:line-height="200%" fo:text-align="start" style:justify-single-word="false"/>
      <style:text-properties officeooo:rsid="001c31b1" officeooo:paragraph-rsid="001c31b1"/>
    </style:style>
    <style:style style:name="P16" style:family="paragraph" style:parent-style-name="Standard" style:list-style-name="L1">
      <style:paragraph-properties fo:line-height="200%" fo:text-align="start" style:justify-single-word="false"/>
      <style:text-properties officeooo:rsid="001c40fe" officeooo:paragraph-rsid="001c40fe"/>
    </style:style>
    <style:style style:name="T1" style:family="text">
      <style:text-properties officeooo:rsid="0011af5e"/>
    </style:style>
    <style:style style:name="T2" style:family="text">
      <style:text-properties officeooo:rsid="0014d767"/>
    </style:style>
    <style:style style:name="T3" style:family="text">
      <style:text-properties officeooo:rsid="0015bd27"/>
    </style:style>
    <style:style style:name="T4" style:family="text">
      <style:text-properties officeooo:rsid="001c40fe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ttista, Jude</text:p>
      <text:p text:style-name="P1">CO-350</text:p>
      <text:p text:style-name="P1">Dr. Measor</text:p>
      <text:p text:style-name="P1">Worldview Application Paper</text:p>
      <text:p text:style-name="P2"/>
      <text:list xml:id="list2111235755" text:style-name="L1">
        <text:list-item>
          <text:p text:style-name="P4"><text:span text:style-name="T1">Intro</text:span></text:p>
          <text:list>
            <text:list-item>
              <text:p text:style-name="P3">Epistomology – Empiricism? <text:span text:style-name="T2">Innatism</text:span></text:p>
            </text:list-item>
            <text:list-item>
              <text:p text:style-name="P3">Metaphysical – Free will. Pessimistic Unconstrained, Dualism/Physicalism - Undecided</text:p>
            </text:list-item>
            <text:list-item>
              <text:p text:style-name="P3">Ideological – Libertarianism, <text:span text:style-name="T3">center-left</text:span></text:p>
            </text:list-item>
            <text:list-item>
              <text:p text:style-name="P3">Ethics – none</text:p>
            </text:list-item>
          </text:list>
        </text:list-item>
        <text:list-item>
          <text:p text:style-name="P6">Author’s argument</text:p>
          <text:list>
            <text:list-item>
              <text:p text:style-name="P6">Gun bans work </text:p>
              <text:list>
                <text:list-item>
                  <text:p text:style-name="P6">Mass shooting events declined from 8 to 6 in a decade</text:p>
                </text:list-item>
                <text:list-item>
                  <text:p text:style-name="P5"><text:span text:style-name="T2">Total Casualties declined from 81 to 49</text:span></text:p>
                </text:list-item>
                <text:list-item>
                  <text:p text:style-name="P14">Mass shootings climbed after the ban was repealed</text:p>
                </text:list-item>
              </text:list>
            </text:list-item>
            <text:list-item>
              <text:p text:style-name="P15">Gun violence is not linked to mental illness</text:p>
            </text:list-item>
            <text:list-item>
              <text:p text:style-name="P15">Gun <text:span text:style-name="T4">companies prey on </text:span>mentally troubled young men</text:p>
              <text:list>
                <text:list-item>
                  <text:p text:style-name="P16">Advertisements</text:p>
                </text:list-item>
                <text:list-item>
                  <text:p text:style-name="P16">Shooters should have been disqualified from purchasing weapons</text:p>
                </text:list-item>
              </text:list>
            </text:list-item>
            <text:list-item>
              <text:p text:style-name="P16">Policy</text:p>
              <text:list>
                <text:list-item>
                  <text:p text:style-name="P16">Comprehensive ban on assault weapons</text:p>
                </text:list-item>
                <text:list-item>
                  <text:p text:style-name="P16">Ban on high capacity (10+) magazines</text:p>
                </text:list-item>
                <text:list-item>
                  <text:p text:style-name="P16">Red flag and background check system</text:p>
                </text:list-item>
              </text:list>
            </text:list-item>
            <text:list-item>
              <text:p text:style-name="P7">Worldview elements</text:p>
              <text:list>
                <text:list-item>
                  <text:p text:style-name="P7"><text:span text:style-name="T3">Epistemology: </text:span>Intuitionism <text:span text:style-name="T3">masquerading </text:span>as empiricism</text:p>
                </text:list-item>
                <text:list-item>
                  <text:p text:style-name="P8"><text:soft-page-break/>Metaphysics: Determinism, Constrained, Unknown</text:p>
                </text:list-item>
                <text:list-item>
                  <text:p text:style-name="P8">Ideology: Authoritarian</text:p>
                </text:list-item>
                <text:list-item>
                  <text:p text:style-name="P8">Ethics: Utilitarian</text:p>
                </text:list-item>
              </text:list>
            </text:list-item>
          </text:list>
        </text:list-item>
        <text:list-item>
          <text:p text:style-name="P8">Differences</text:p>
          <text:list>
            <text:list-item>
              <text:p text:style-name="P8">Libertarian /Authoritarian</text:p>
              <text:list>
                <text:list-item>
                  <text:p text:style-name="P8">Value of the individual</text:p>
                </text:list-item>
                <text:list-item>
                  <text:p text:style-name="P8">Value of autonomy</text:p>
                  <text:list>
                    <text:list-item>
                      <text:p text:style-name="P8">3.2 lives per year</text:p>
                    </text:list-item>
                  </text:list>
                </text:list-item>
              </text:list>
            </text:list-item>
            <text:list-item>
              <text:p text:style-name="P10">Determinism vs Free will</text:p>
              <text:list>
                <text:list-item>
                  <text:p text:style-name="P10">Can people do the right thing or do they need to be controlled</text:p>
                </text:list-item>
              </text:list>
            </text:list-item>
            <text:list-item>
              <text:p text:style-name="P10">Constrained vs. Unconstrained</text:p>
              <text:list>
                <text:list-item>
                  <text:p text:style-name="P10">Can we address the root problem or just suppress the symptoms</text:p>
                </text:list-item>
              </text:list>
            </text:list-item>
            <text:list-item>
              <text:p text:style-name="P8">utilitarianism vs ?</text:p>
              <text:list>
                <text:list-item>
                  <text:p text:style-name="P9">Safety</text:p>
                  <text:list>
                    <text:list-item>
                      <text:p text:style-name="P9">as a goal</text:p>
                    </text:list-item>
                    <text:list-item>
                      <text:p text:style-name="P9">as an illus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Self Evaluation</text:p>
          <text:list>
            <text:list-item>
              <text:p text:style-name="P10">Libertarian</text:p>
              <text:list>
                <text:list-item>
                  <text:p text:style-name="P10">Strengths</text:p>
                  <text:list>
                    <text:list-item>
                      <text:p text:style-name="P13">Prevents tyranny of the majority</text:p>
                    </text:list-item>
                    <text:list-item>
                      <text:p text:style-name="P13">Reduces the impact of institutional evil</text:p>
                    </text:list-item>
                  </text:list>
                </text:list-item>
                <text:list-item>
                  <text:p text:style-name="P11">Weaknesses</text:p>
                  <text:list>
                    <text:list-item>
                      <text:p text:style-name="P13">Less effective at coordination and implementation</text:p>
                    </text:list-item>
                    <text:list-item>
                      <text:p text:style-name="P13">Allows individual evil more freedom of action</text:p>
                    </text:list-item>
                  </text:list>
                </text:list-item>
              </text:list>
            </text:list-item>
            <text:list-item>
              <text:p text:style-name="P12">Free Will</text:p>
              <text:list>
                <text:list-item>
                  <text:p text:style-name="P12"><text:soft-page-break/>Strengths</text:p>
                  <text:list>
                    <text:list-item>
                      <text:p text:style-name="P12">Allows for the possibility of better choices</text:p>
                    </text:list-item>
                  </text:list>
                </text:list-item>
                <text:list-item>
                  <text:p text:style-name="P12">Weaknesses</text:p>
                  <text:list>
                    <text:list-item>
                      <text:p text:style-name="P12">Allows for the possibility of worse choices</text:p>
                    </text:list-item>
                  </text:list>
                </text:list-item>
              </text:list>
            </text:list-item>
            <text:list-item>
              <text:p text:style-name="P11">Unconstrained</text:p>
              <text:list>
                <text:list-item>
                  <text:p text:style-name="P11">Strengths</text:p>
                  <text:list>
                    <text:list-item>
                      <text:p text:style-name="P11">Offers hope of a solution rather than suppressing symptoms</text:p>
                    </text:list-item>
                    <text:list-item>
                      <text:p text:style-name="P11">Long term rather than short term</text:p>
                    </text:list-item>
                  </text:list>
                </text:list-item>
                <text:list-item>
                  <text:p text:style-name="P11">Weaknesses</text:p>
                  <text:list>
                    <text:list-item>
                      <text:p text:style-name="P11">If the greater solution fails, it creates vulnerability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20:47:12.993325877</meta:creation-date>
    <dc:date>2019-09-28T22:50:45.529843833</dc:date>
    <meta:editing-duration>PT47M26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3" meta:paragraph-count="59" meta:word-count="297" meta:character-count="1785" meta:non-whitespace-character-count="1597"/>
  </office:meta>
</office:document-meta>
</file>